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202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29168" calcext:value-type="float">
            <text:p>109.92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202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51472" calcext:value-type="float">
            <text:p>108.55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202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22416" calcext:value-type="float">
            <text:p>107.72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2021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57624" calcext:value-type="float">
            <text:p>105.95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2020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92576" calcext:value-type="float">
            <text:p>105.19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201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79216" calcext:value-type="float">
            <text:p>104.97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2018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53208" calcext:value-type="float">
            <text:p>104.15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2017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60856" calcext:value-type="float">
            <text:p>102.86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2016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23368" calcext:value-type="float">
            <text:p>101.62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2015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36144" calcext:value-type="float">
            <text:p>101.73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2014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42624" calcext:value-type="float">
            <text:p>100.24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201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2848" calcext:value-type="float">
            <text:p>98.3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201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17968" calcext:value-type="float">
            <text:p>96.51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2010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6496" calcext:value-type="float">
            <text:p>94.64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200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6212" calcext:value-type="float">
            <text:p>93.16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200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25672" calcext:value-type="float">
            <text:p>92.62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2008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8468" calcext:value-type="float">
            <text:p>90.78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2007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7112" calcext:value-type="float">
            <text:p>88.90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200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244" calcext:value-type="float">
            <text:p>88.10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2005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8768" calcext:value-type="float">
            <text:p>87.67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2004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7184" calcext:value-type="float">
            <text:p>87.1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2003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1992" calcext:value-type="float">
            <text:p>86.04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200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1" calcext:value-type="float">
            <text:p>84.2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2001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9104" calcext:value-type="float">
            <text:p>83.50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2000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5404" calcext:value-type="float">
            <text:p>81.85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1998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6816" calcext:value-type="float">
            <text:p>78.1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1997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199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71656" calcext:value-type="float">
            <text:p>74.97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199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4528" calcext:value-type="float">
            <text:p>72.80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199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2864" calcext:value-type="float">
            <text:p>71.68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1993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54776" calcext:value-type="float">
            <text:p>69.45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1992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9" calcext:value-type="float">
            <text:p>68.1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1991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556" calcext:value-type="float">
            <text:p>67.34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199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3912" calcext:value-type="float">
            <text:p>67.11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198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22016" calcext:value-type="float">
            <text:p>66.42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1988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056" calcext:value-type="float">
            <text:p>65.4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1987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6072" calcext:value-type="float">
            <text:p>65.34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198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45816" calcext:value-type="float">
            <text:p>66.34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1985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8976" calcext:value-type="float">
            <text:p>64.95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198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34264" calcext:value-type="float">
            <text:p>63.83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198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1048" calcext:value-type="float">
            <text:p>64.01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198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4456" calcext:value-type="float">
            <text:p>63.08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198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8008" calcext:value-type="float">
            <text:p>62.54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4008" calcext:value-type="float">
            <text:p>61.02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197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4008" calcext:value-type="float">
            <text:p>61.02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1979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6144" calcext:value-type="float">
            <text:p>59.82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197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5152" calcext:value-type="float">
            <text:p>57.98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197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1256" calcext:value-type="float">
            <text:p>56.53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1973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7664" calcext:value-type="float">
            <text:p>49.1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1" meta:object-count="0"/>
    <meta:user-defined meta:name="AppVersion">3.0</meta:user-defined>
  </office:meta>
</office:document-meta>
</file>